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7679" officeooo:paragraph-rsid="00167679"/>
    </style:style>
    <style:style style:name="P2" style:family="paragraph" style:parent-style-name="Standard" style:list-style-name="L2">
      <style:text-properties officeooo:rsid="00167679" officeooo:paragraph-rsid="00167679"/>
    </style:style>
    <style:style style:name="P3" style:family="paragraph" style:parent-style-name="Standard" style:list-style-name="L2">
      <style:text-properties officeooo:rsid="001771c9" officeooo:paragraph-rsid="001771c9"/>
    </style:style>
    <style:style style:name="P4" style:family="paragraph" style:parent-style-name="Standard" style:list-style-name="L2">
      <style:text-properties officeooo:paragraph-rsid="001771c9"/>
    </style:style>
    <style:style style:name="P5" style:family="paragraph" style:parent-style-name="Standard" style:list-style-name="L2">
      <style:text-properties officeooo:paragraph-rsid="0017dbf4"/>
    </style:style>
    <style:style style:name="P6" style:family="paragraph" style:parent-style-name="Standard" style:list-style-name="L2">
      <style:text-properties officeooo:rsid="0017dbf4" officeooo:paragraph-rsid="0017dbf4"/>
    </style:style>
    <style:style style:name="P7" style:family="paragraph" style:parent-style-name="Standard" style:list-style-name="L2">
      <style:text-properties officeooo:rsid="001801ab" officeooo:paragraph-rsid="001801ab"/>
    </style:style>
    <style:style style:name="P8" style:family="paragraph" style:parent-style-name="Standard" style:list-style-name="L2">
      <style:text-properties officeooo:rsid="001801ab" officeooo:paragraph-rsid="001938f5"/>
    </style:style>
    <style:style style:name="P9" style:family="paragraph" style:parent-style-name="Standard" style:list-style-name="L2">
      <style:text-properties officeooo:rsid="001938f5" officeooo:paragraph-rsid="001938f5"/>
    </style:style>
    <style:style style:name="P10" style:family="paragraph" style:parent-style-name="Standard" style:list-style-name="L2">
      <style:text-properties fo:color="#000000" style:font-name="Liberation Serif" fo:font-size="12pt" officeooo:rsid="001938f5" officeooo:paragraph-rsid="001938f5" style:font-size-asian="12pt" style:font-size-complex="12pt"/>
    </style:style>
    <style:style style:name="P11" style:family="paragraph" style:parent-style-name="Standard" style:list-style-name="L2">
      <style:text-properties officeooo:rsid="001ad614" officeooo:paragraph-rsid="001ad614"/>
    </style:style>
    <style:style style:name="T1" style:family="text">
      <style:text-properties officeooo:rsid="001771c9"/>
    </style:style>
    <style:style style:name="T2" style:family="text">
      <style:text-properties officeooo:rsid="0017dbf4"/>
    </style:style>
    <style:style style:name="T3" style:family="text">
      <style:text-properties officeooo:rsid="001938f5"/>
    </style:style>
    <style:style style:name="T4" style:family="text">
      <style:text-properties fo:font-variant="normal" fo:text-transform="none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in story:</text:p>
      <text:p text:style-name="P1"/>
      <text:p text:style-name="P1">When you log-in as administrator you will be able to see menu:</text:p>
      <text:list xml:id="list3307409686" text:style-name="L2">
        <text:list-item>
          <text:p text:style-name="P2">Groups</text:p>
          <text:list>
            <text:list-item>
              <text:p text:style-name="P3">Add new group</text:p>
              <text:list>
                <text:list-item>
                  <text:p text:style-name="P8">Form <text:span text:style-name="T3">(all required)</text:span></text:p>
                  <text:list>
                    <text:list-item>
                      <text:p text:style-name="P8"><text:span text:style-name="T3">N</text:span>umber of group</text:p>
                    </text:list-item>
                    <text:list-item>
                      <text:p text:style-name="P7">Number of students in group</text:p>
                    </text:list-item>
                    <text:list-item>
                      <text:p text:style-name="P9">Headman of group</text:p>
                    </text:list-item>
                    <text:list-item>
                      <text:p text:style-name="P9">Study language</text:p>
                    </text:list-item>
                  </text:list>
                </text:list-item>
              </text:list>
            </text:list-item>
            <text:list-item>
              <text:p text:style-name="P3">Manage existing group</text:p>
              <text:list>
                <text:list-item>
                  <text:p text:style-name="P3">Add student</text:p>
                  <text:list>
                    <text:list-item>
                      <text:p text:style-name="P9">Form with:</text:p>
                      <text:list>
                        <text:list-item>
                          <text:p text:style-name="P9">First Name(required)</text:p>
                        </text:list-item>
                        <text:list-item>
                          <text:p text:style-name="P9">Last Name(required)</text:p>
                        </text:list-item>
                        <text:list-item>
                          <text:p text:style-name="P9">Reason of adding(required)</text:p>
                        </text:list-item>
                        <text:list-item>
                          <text:p text:style-name="P10"><text:span text:style-name="T4">Entrance score (optional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Remove student</text:p>
                  <text:list>
                    <text:list-item>
                      <text:p text:style-name="P9">Form with(all required):</text:p>
                      <text:list>
                        <text:list-item>
                          <text:p text:style-name="P9">First Name</text:p>
                        </text:list-item>
                        <text:list-item>
                          <text:p text:style-name="P9">Last Name</text:p>
                        </text:list-item>
                        <text:list-item>
                          <text:p text:style-name="P9">Reason of removing</text:p>
                        </text:list-item>
                      </text:list>
                    </text:list-item>
                  </text:list>
                </text:list-item>
                <text:list-item>
                  <text:p text:style-name="P6">Appoint teachers to particular lecture</text:p>
                  <text:list>
                    <text:list-item>
                      <text:p text:style-name="P9">List of teachers</text:p>
                    </text:list-item>
                    <text:list-item>
                      <text:p text:style-name="P9">List of groups</text:p>
                    </text:list-item>
                    <text:list-item>
                      <text:p text:style-name="P9">&lt;button&gt;Appoint&lt;/button&gt;</text:p>
                    </text:list-item>
                  </text:list>
                </text:list-item>
                <text:list-item>
                  <text:p text:style-name="P3">Appoint date, time of particular lecture</text:p>
                  <text:list>
                    <text:list-item>
                      <text:p text:style-name="P9">Select date</text:p>
                    </text:list-item>
                    <text:list-item>
                      <text:p text:style-name="P9">Select time</text:p>
                    </text:list-item>
                    <text:list-item>
                      <text:p text:style-name="P9">Select group</text:p>
                    </text:list-item>
                    <text:list-item>
                      <text:p text:style-name="P9">&lt;button&gt;Appoint&lt;/button&gt;</text:p>
                    </text:list-item>
                  </text:list>
                </text:list-item>
                <text:list-item>
                  <text:p text:style-name="P3">Appoint date, time of particular seminar</text:p>
                  <text:list>
                    <text:list-item>
                      <text:p text:style-name="P9">Select date</text:p>
                    </text:list-item>
                    <text:list-item>
                      <text:p text:style-name="P9">Select time</text:p>
                    </text:list-item>
                    <text:list-item>
                      <text:p text:style-name="P9">Select group</text:p>
                    </text:list-item>
                    <text:list-item>
                      <text:p text:style-name="P9">&lt;button&gt;Appoint&lt;/button&gt;</text:p>
                    </text:list-item>
                  </text:list>
                </text:list-item>
                <text:list-item>
                  <text:p text:style-name="P3">Appoint date, time, type of particular exam</text:p>
                  <text:list>
                    <text:list-item>
                      <text:p text:style-name="P9">Select date</text:p>
                    </text:list-item>
                    <text:list-item>
                      <text:p text:style-name="P9">Select time</text:p>
                    </text:list-item>
                    <text:list-item>
                      <text:p text:style-name="P9">Select type(test, oral, written)</text:p>
                    </text:list-item>
                    <text:list-item>
                      <text:p text:style-name="P9">Select observers from teachers and administration lists</text:p>
                    </text:list-item>
                    <text:list-item>
                      <text:p text:style-name="P9">&lt;button&gt;Appoint&lt;/button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Students</text:p>
          <text:list>
            <text:list-item>
              <text:p text:style-name="P3">Create account for student</text:p>
              <text:list>
                <text:list-item>
                  <text:p text:style-name="P9">Form with required fields:</text:p>
                  <text:list>
                    <text:list-item>
                      <text:p text:style-name="P9">First Name</text:p>
                    </text:list-item>
                    <text:list-item>
                      <text:p text:style-name="P9">Last Name</text:p>
                    </text:list-item>
                    <text:list-item>
                      <text:p text:style-name="P9">Father’s name</text:p>
                    </text:list-item>
                    <text:list-item>
                      <text:p text:style-name="P9">Entrance score</text:p>
                    </text:list-item>
                    <text:list-item>
                      <text:p text:style-name="P9">Finished school</text:p>
                    </text:list-item>
                    <text:list-item>
                      <text:p text:style-name="P9">Study Language</text:p>
                    </text:list-item>
                    <text:list-item>
                      <text:p text:style-name="P9">Male/Female</text:p>
                    </text:list-item>
                    <text:list-item>
                      <text:p text:style-name="P9"><text:soft-page-break/>Identity card</text:p>
                    </text:list-item>
                    <text:list-item>
                      <text:p text:style-name="P9">number of certificate of secondary education</text:p>
                    </text:list-item>
                    <text:list-item>
                      <text:p text:style-name="P9">number of diploma of previous education, if exists(optional)</text:p>
                    </text:list-item>
                  </text:list>
                </text:list-item>
              </text:list>
            </text:list-item>
            <text:list-item>
              <text:p text:style-name="P3">Delete student account</text:p>
              <text:list>
                <text:list-item>
                  <text:p text:style-name="P9">Form with required fields:</text:p>
                  <text:list>
                    <text:list-item>
                      <text:p text:style-name="P9">First Name</text:p>
                    </text:list-item>
                    <text:list-item>
                      <text:p text:style-name="P9">Last Name</text:p>
                    </text:list-item>
                    <text:list-item>
                      <text:p text:style-name="P9">Group number</text:p>
                    </text:list-item>
                    <text:list-item>
                      <text:p text:style-name="P9">Reason of delet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Announcement</text:p>
          <text:list>
            <text:list-item>
              <text:p text:style-name="P3">Create new announcement:</text:p>
              <text:list>
                <text:list-item>
                  <text:p text:style-name="P3">About changes in lecture time</text:p>
                </text:list-item>
                <text:list-item>
                  <text:p text:style-name="P3">About changes in seminar time</text:p>
                </text:list-item>
                <text:list-item>
                  <text:p text:style-name="P3">About changes in exam time</text:p>
                </text:list-item>
                <text:list-item>
                  <text:p text:style-name="P3">Information about events</text:p>
                </text:list-item>
                <text:list-item>
                  <text:p text:style-name="P3">News of university/school</text:p>
                </text:list-item>
              </text:list>
            </text:list-item>
            <text:list-item>
              <text:p text:style-name="P5"><text:span text:style-name="T2">Edit announcement:</text:span></text:p>
              <text:list>
                <text:list-item>
                  <text:p text:style-name="P5"><text:span text:style-name="T2">Change lecture time</text:span></text:p>
                </text:list-item>
                <text:list-item>
                  <text:p text:style-name="P5"><text:span text:style-name="T2">Change seminar time</text:span></text:p>
                </text:list-item>
                <text:list-item>
                  <text:p text:style-name="P5"><text:span text:style-name="T2">Change exam time</text:span></text:p>
                  <text:list>
                    <text:list-header>
                      <text:p text:style-name="P5"><text:span text:style-name="T2"><text:tab/><text:tab/></text:span></text:p>
                    </text:list-header>
                  </text:list>
                </text:list-item>
              </text:list>
            </text:list-item>
            <text:list-item>
              <text:p text:style-name="P6">Delete announcement</text:p>
            </text:list-item>
          </text:list>
          <text:p text:style-name="P4"/>
        </text:list-item>
        <text:list-item>
          <text:p text:style-name="P4"><text:span text:style-name="T1">Tables:</text:span></text:p>
          <text:list>
            <text:list-item>
              <text:p text:style-name="P4"><text:span text:style-name="T1">Create common table of exam’s time, date</text:span></text:p>
              <text:list>
                <text:list-item>
                  <text:p text:style-name="P11">Share table with all teachers and students</text:p>
                </text:list-item>
              </text:list>
            </text:list-item>
            <text:list-item>
              <text:p text:style-name="P4"><text:span text:style-name="T1">Create<text:tab/>common table of lecture/seminars time, date</text:span></text:p>
              <text:list>
                <text:list-item>
                  <text:p text:style-name="P11">Share table with all teachers and students</text:p>
                </text:list-item>
              </text:list>
            </text:list-item>
          </text:list>
        </text:list-item>
        <text:list-item>
          <text:p text:style-name="P3">Exam:</text:p>
          <text:list>
            <text:list-item>
              <text:p text:style-name="P3">Collect tests/questions from teachers for exam</text:p>
            </text:list-item>
            <text:list-item>
              <text:p text:style-name="P3">Share notes of exam</text:p>
            </text:list-item>
            <text:list-item>
              <text:p text:style-name="P5"><text:span text:style-name="T2">Appoint observer to exam<text:tab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5:14:40.621130386</meta:creation-date>
    <dc:date>2020-07-29T16:34:16.118352319</dc:date>
    <meta:editing-duration>PT8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83" meta:word-count="341" meta:character-count="1834" meta:non-whitespace-character-count="1652"/>
  </office:meta>
</office:document-meta>
</file>